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UrbanBody">
      <style:text-properties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6"><text:span text:style-name="T9">do text</text:span></text:p><text:p text:style-name="P6"><text:span text:style-name="T9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909cm" svg:y="0.27cm" svg:width="7.631cm" svg:height="3.055cm" draw:z-index="1"><draw:text-box><text:p text:style-name="Frame_20_contents"><office:annotation><dc:creator>Gauthier Bastien</dc:creator><dc:date>2011-02-16T14:49:10</dc:date><text:p text:style-name="P6"><text:span text:style-name="T9">do text if not len(urbanEventObj.getClaimants()) &gt; 1</text:span></text:p><text:p text:style-name="P6"><text:span text:style-name="T9">from xhtml(applicantobj.getSignaletic(withaddress=True,linebyline=True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6"><text:span text:style-name="T9">do text if </text:span><text:span text:style-name="T10">len(urbanEventObj.getClaiman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P4"><office:annotation><dc:creator>Gauthier Bastien</dc:creator><dc:date>2011-02-17T09:18:17</dc:date><text:p text:style-name="P6"><text:span text:style-name="T9">do text if </text:span><text:span text:style-name="T10">len(urbanEventObj.getClaimants()) &gt; 1</text:span></text:p></office:annotation><text:text-input text:description="Plusieurs demandeurs">urbanEventObj.getMultipleClaimantsCSV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Enquête publique : attestation d'affichage</text:p>
      <text:p text:style-name="UrbanBody"/>
      <text:p text:style-name="UrbanBody"><text:span text:style-name="T6"><office:annotation><dc:creator>Gauthier Bastien</dc:creator><dc:date>2011-01-13T14:56:41</dc:date><text:p text:style-name="P6"><text:span text:style-name="T9">do text</text:span></text:p><text:p text:style-name="P6"><text:span text:style-name="T9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6"><text:span text:style-name="T12">do text if len(</text:span><text:span text:style-name="T10">urbanEventObj.getClaimants()</text:span><text:span text:style-name="T12">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11">do text if not len(</text:span><text:span text:style-name="T10">urbanEventObj.getClaimants()</text:span><text:span text:style-name="T11">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6"><text:span text:style-name="T10">do text if not len(urbanEventObj.getClaim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6"><text:span text:style-name="T10">do text if len(urbanEventObj.getClaimants()) &gt; 1</text:span></text:p></office:annotation><text:span text:style-name="T3"><office:annotation><dc:creator>Gauthier Bastien</dc:creator><dc:date>2011-02-17T09:18:17</dc:date><text:p text:style-name="P6"><text:span text:style-name="T9">do text if </text:span><text:span text:style-name="T10">len(urbanEventObj.getClaimants()) &gt; 1</text:span></text:p></office:annotation></text:span><text:span text:style-name="T3">&lt;%Titre%&gt;</text:span>,</text:p>
      <text:p text:style-name="UrbanBody"/>
      <text:p text:style-name="UrbanBody">Nous accusons bonne réception de votre courrier daté du [XXX], reçu dans le cadre de l'enquête publique concernant la demande de certificat d'urbanisme n°2 introduite par <text:span text:style-name="T6"><text:text-input text:description="Demandeurs">self.getApplicantsSignaletic(withaddress=True)</text:text-input></text:span><text:span text:style-name="T6"> </text:span></text:p>
      <text:p text:style-name="UrbanBody"/>
      <text:p text:style-name="UrbanBody"><text:span text:style-name="T6">L'objet de la demande est : </text:span><text:span text:style-name="T6"><text:text-input text:description="Objet des travaux">self.getLicenceSubject()</text:text-input></text:span><text:span text:style-name="T6">, sur un bien sis </text:span><text:span text:style-name="T6"><text:text-input text:description="Situation des travaux">self.getWorkLocationSignaletic()</text:text-input></text:span><text:span text:style-name="T6">.</text:span></text:p>
      <text:p text:style-name="P5"/>
      <text:p text:style-name="UrbanBody"><text:span text:style-name="T6">L'affiche et la vue axonométrique annonçant la publicité ont été placardées à partir du </text:span><text:span text:style-name="T6"><text:text-input text:description="Date du">tool.formatDate(urbanEventObj.getLinkedInquiry().getInvestigationStart())</text:text-input></text:span><text:span text:style-name="T6"> et jusqu'au </text:span><text:span text:style-name="T6"><text:text-input text:description="Date au">tool.formatDate(urbanEventObj.getLinkedInquiry().getInvestigationEnd())</text:text-input></text:span><text:span text:style-name="T6">.</text:span></text:p>
      <text:p text:style-name="P5"/>
      <text:p text:style-name="P5">Les avis d'enquêtes ont été distribués aux occupants des immeubles situés dans un rayon de 50 mètres à partir des limites de la parcelle.</text:p>
      <text:p text:style-name="UrbanBody"/>
      <text:p text:style-name="UrbanBody"><office:annotation><dc:creator>Gauthier Bastien</dc:creator><dc:date>2011-06-14T13:57:41</dc:date><text:p text:style-name="P6"><text:span text:style-name="T7">do text if not tool.isDecentralized or (</text:span><text:span text:style-name="T8">tool.isDecentralized </text:span><text:span text:style-name="T7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permis.</text:p>
      <text:p text:style-name="UrbanBody"><office:annotation><dc:creator>Gauthier Bastien</dc:creator><dc:date>2011-06-14T13:57:41</dc:date><text:p text:style-name="P6"><text:span text:style-name="T7">do text if </text:span><text:span text:style-name="T8">tool.isDecentralized </text:span><text:span text:style-name="T7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permis.</text:p>
      <text:p text:style-name="UrbanBody"/>
      <text:p text:style-name="UrbanBody">Nous ne manquerons pas de vous informer du suivi de cette affaire.</text:p>
      <text:p text:style-name="UrbanBody"/>
      <text:p text:style-name="UrbanBody">Pour tout renseignement complémentaire relatif à l'instruction de ce dossier, nous vous invitons à contacter la personne renseignée en haut à gauche de ce document.</text:p>
      <text:p text:style-name="UrbanBody"><text:soft-page-break/></text:p>
      <text:p text:style-name="UrbanBody"><office:annotation><dc:creator>Gauthier Bastien</dc:creator><dc:date>2011-02-21T09:23:46</dc:date><text:p text:style-name="P6"><text:span text:style-name="T10">do text if not len(urbanEventObj.getClaim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6"><text:span text:style-name="T10">do text if len(urbanEventObj.getClaimants()) &gt; 1</text:span></text:p></office:annotation>Demeurant à votre disposition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6"><text:span text:style-name="T9">do text</text:span></text:p><text:p text:style-name="P6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meta:creation-date>2009-07-27T10:37:25</meta:creation-date>
    <dc:date>2012-02-15T13:47:26</dc:date>
    <dc:language>fr-FR</dc:language>
    <meta:editing-cycles>139</meta:editing-cycles>
    <meta:editing-duration>P2DT5H47M25S</meta:editing-duration>
    <dc:creator>sde </dc:creator>
    <meta:document-statistic meta:table-count="0" meta:image-count="0" meta:object-count="0" meta:page-count="2" meta:paragraph-count="27" meta:word-count="294" meta:character-count="2311" meta:non-whitespace-character-count="2058"/>
    <meta:user-defined meta:name="Info 1"/>
    <meta:user-defined meta:name="Info 2"/>
    <meta:user-defined meta:name="Info 3"/>
    <meta:user-defined meta:name="Info 4"/>
  </office:meta>
</office:document-meta>
</file>